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c234c" officeooo:paragraph-rsid="000c234c"/>
    </style:style>
    <style:style style:name="P2" style:family="paragraph" style:parent-style-name="Text_20_body">
      <style:text-properties officeooo:rsid="000c234c" officeooo:paragraph-rsid="000c234c"/>
    </style:style>
    <style:style style:name="T1" style:family="text">
      <style:text-properties officeooo:rsid="000dd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ava Extensions to OA4MP for Authentication</text:p>
      <text:h text:style-name="P1" text:outline-level="1">Overview</text:h>
      <text:p text:style-name="P2">The Java code in OA4MP can easily be extended to add users. A use case is that you have an existing user management system you can access via Java and you want all authentication requests to u<text:span text:style-name="T1">s</text:span>e that. <text:span text:style-name="T1">The basic way is to create a Maven project that uses OA4MP and extends OA2AuthenticationServer. There is precisely one method, checkUser, to overrid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09:11:46.788865057</meta:creation-date>
    <dc:date>2025-08-29T09:16:37.393257173</dc:date>
    <meta:editing-duration>PT4M5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68" meta:character-count="402" meta:non-whitespace-character-count="337"/>
  </office:meta>
</office:document-meta>
</file>